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26d" officeooo:paragraph-rsid="0018826d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bold" officeooo:rsid="0018826d" officeooo:paragraph-rsid="0018826d" style:font-size-asian="15pt" style:font-weight-asian="bold" style:font-size-complex="15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<text:tab/><text:tab/><text:tab/><text:tab/></text:span>BOOTCAMP</text:p>
      <text:p text:style-name="Standard"/>
      <text:p text:style-name="Standard"><text:a xlink:type="simple" xlink:href="https://panacloud.github.io/bootcamp-2021/?fbclid=IwAR34TgUHZCJZbKr7favqCrArGUS2vZCHXkQ-XGfWswTf5IHY2bPFLV6pa2c" text:style-name="Internet_20_link" text:visited-style-name="Visited_20_Internet_20_Link">https://panacloud.github.io/bootcamp-2021/?fbclid=IwAR34TgUHZCJZbKr7favqCrArGUS2vZCHXkQ-XGfWswTf5IHY2bPFLV6pa2c</text:a></text:p>
      <text:p text:style-name="P3"/>
      <text:p text:style-name="P1"><text:span text:style-name="T2">RUST Turtorial:</text:span><text:line-break/></text:p>
      <text:p text:style-name="P1">https://www.youtube.com/playlist?list=PLJbE2Yu2zumDF6BX6_RdPisRVHgzV02NW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00:14:26.269523433</meta:creation-date>
    <dc:date>2021-04-15T17:54:58.112632138</dc:date>
    <meta:editing-duration>PT3M40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4" meta:word-count="5" meta:character-count="211" meta:non-whitespace-character-count="205"/>
  </office:meta>
</office:document-meta>
</file>